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 style:data-style-name="N49">
      <style:text-properties fo:font-size="12pt" style:font-size-asian="12pt" style:font-size-complex="12pt"/>
    </style:style>
    <style:style style:name="ce28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1"/>
        <table:table-column table:style-name="co15" table:default-cell-style-name="ce27"/>
        <table:table-column table:style-name="co16" table:default-cell-style-name="ce11"/>
        <table:table-column table:style-name="co1" table:number-columns-repeated="1021" table:default-cell-style-name="ce1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number-columns-repeated="7" table:default-cell-style-name="Default"/>
        <table:table-row table:style-name="ro2">
          <table:table-cell/>
          <table:table-cell table:style-name="ce28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8"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table:style-name="ce28"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table:style-name="ce28"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table:style-name="ce28"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table:style-name="ce28"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table:style-name="ce28"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raypaint</text:p>
          </table:table-cell>
          <table:table-cell table:style-name="ce28"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28"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28"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28"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table:style-name="ce28"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acc arts3c</text:p>
          </table:table-cell>
          <table:table-cell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office:value-type="string" calcext:value-type="string">
            <text:p>2025-04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formula="of:=SUM([.C1:.C35])" office:value-type="float" office:value="796.83" calcext:value-type="float">
            <text:p>796.83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8"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arts3c</text:p>
          </table:table-cell>
          <table:table-cell office:value-type="string" calcext:value-type="string">
            <text:p>2025-04</text:p>
          </table:table-cell>
          <table:table-cell office:value-type="float" office:value="-5000" calcext:value-type="float">
            <text:p>-5000</text:p>
          </table:table-cell>
          <table:table-cell/>
          <table:table-cell office:value-type="string" calcext:value-type="string">
            <text:p>arts3c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office:value-type="string" calcext:value-type="string">
            <text:p>2025-04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c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string" calcext:value-type="string">
            <text:p>2025-05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40:.C47])" office:value-type="float" office:value="-7480" calcext:value-type="float">
            <text:p>-748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36];[.C48])" office:value-type="float" office:value="-6683.17" calcext:value-type="float">
            <text:p>-6683.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1:39:45.320668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11T11:40:51.232987298</dc:date>
    <meta:editing-duration>P6DT12H36M38S</meta:editing-duration>
    <meta:editing-cycles>659</meta:editing-cycles>
    <meta:generator>LibreOffice/25.2.2.2$Linux_X86_64 LibreOffice_project/520$Build-2</meta:generator>
    <meta:document-statistic meta:table-count="11" meta:cell-count="2460" meta:object-count="0"/>
  </office:meta>
</office:document-meta>
</file>